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unicado 3421/6</text:p>
      <text:p text:style-name="P1"/>
      <text:p text:style-name="Standard">La municipalidad ha dispuesto que comiencen a circular por la ciudad colectivos urbanos invisibles con el objetivo de ayudar a la población a cumplir con la reglamentación de no cruzar la calle cuando el semáforo está en rojo. La medida, si bien puede parecer algo dura, dio excelentes resultados en otros municipios. Es para los ciudadanos muy instructivo ver personas que cruzan en rojo explotar en el medio de la ca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5T11:16:14</meta:creation-date>
    <meta:editing-duration>PT00H06M31S</meta:editing-duration>
    <meta:editing-cycles>3</meta:editing-cycles>
    <meta:generator>OpenOffice.org/3.2$Unix OpenOffice.org_project/320m12$Build-9483</meta:generator>
    <meta:initial-creator>jjconti </meta:initial-creator>
    <dc:date>2012-03-25T12:19:07</dc:date>
    <dc:creator>jjconti </dc:creator>
    <meta:document-statistic meta:table-count="0" meta:image-count="0" meta:object-count="0" meta:page-count="1" meta:paragraph-count="2" meta:word-count="73" meta:character-count="439"/>
  </office:meta>
</office:document-meta>
</file>